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n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https://www.sciencenc.com/wp-content/uploads/CoachesManual.A.2019.pdf" xlink:type="simple">Division A Coaches Manual 2019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https://www.sciencenc.com/wp-content/uploads/2019NCSOElementaryEventDescriptions.pdf" xlink:type="simple">Brief Description of all Elementary Events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http://www.sciencenc.com/pdfs/resources/elementary/2018VandalismBehaviorForm.pdf" xlink:type="simple">Vandalism Behavior For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sciencenc.com/resources/elementary/321-blast-off/" xlink:type="simple">3,2,1, Blast Off!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<text:a xlink:href="https://www.sciencenc.com/resources/elementary/backyard-biologist/" xlink:type="simple">Backyard Biologis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<text:a xlink:href="https://www.sciencenc.com/resources/elementary/body-builders/" xlink:type="simple">Body Builder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www.sciencenc.com/resources/elementary/data-crunchers/" xlink:type="simple">Data Crunchers</text:a></text:p>
          </table:table-cell>
          <table:table-cell table:number-columns-repeated="2"/>
          <table:table-cell office:value-type="string" calcext:value-type="string">
            <text:p>H =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sciencenc.com/resources/elementary/describe-it-build-it/" xlink:type="simple">Describe It, Build It</text:a></text:p>
          </table:table-cell>
          <table:table-cell table:number-columns-repeated="2"/>
          <table:table-cell office:value-type="string" calcext:value-type="string">
            <text:p>M = Med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sciencenc.com/resources/elementary/duct-tape-challenge/" xlink:type="simple">Duct Tape Challenge</text:a></text:p>
          </table:table-cell>
          <table:table-cell table:number-columns-repeated="2"/>
          <table:table-cell office:value-type="string" calcext:value-type="string">
            <text:p>L = 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www.sciencenc.com/resources/elementary/ecology-expert/" xlink:type="simple">Ecology Expert</text:a></text:p>
          </table:table-cell>
          <table:table-cell table:number-columns-repeated="2"/>
          <table:table-cell office:value-type="string" calcext:value-type="string">
            <text:p>N = Can’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www.sciencenc.com/resources/elementary/energy-matters/" xlink:type="simple">Energy Matter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www.sciencenc.com/resources/elementary/metricmania/" xlink:type="simple">Metric Mania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sciencenc.com/resources/elementary/pasta-tower/" xlink:type="simple">Pasta Towe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www.sciencenc.com/resources/elementary/planet-protectors/" xlink:type="simple">Planet Protector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sciencenc.com/resources/elementary/progamers/" xlink:type="simple">ProGamers</text:a> (trial at some tournament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sciencenc.com/resources/elementary/ramp-roll/" xlink:type="simple">Ramp and Rol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www.sciencenc.com/resources/elementary/rock-star/" xlink:type="simple">Rock Sta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www.sciencenc.com/resources/elementary/science-sketchers/" xlink:type="simple">Science Sketchers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www.sciencenc.com/resources/elementary/sky-quest/" xlink:type="simple">Sky Quest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www.sciencenc.com/resources/elementary/super-sleuths/" xlink:type="simple">Super Sleuths</text:a></text:p>
          </table:table-cell>
          <table:table-cell table:number-columns-repeated="5"/>
          <table:table-cell office:value-type="string" calcext:value-type="string">
            <text:p>JOE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<text:a xlink:href="https://www.sciencenc.com/resources/elementary/weather-permitting/" xlink:type="simple">Weather Permitting</text:a></text:p>
          </table:table-cell>
          <table:table-cell table:number-columns-repeated="5"/>
          <table:table-cell office:value-type="string" calcext:value-type="string">
            <text:p>Deli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<text:a xlink:href="https://www.sciencenc.com/resources/elementary/work-it-out/" xlink:type="simple">Work it Out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0:23:57.237347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9:58:51.935125105</meta:creation-date>
    <meta:editing-duration>PT2M4S</meta:editing-duration>
    <meta:editing-cycles>4</meta:editing-cycles>
    <meta:generator>LibreOffice/5.2.7.2$Linux_ARM_EABI LibreOffice_project/20m0$Build-2</meta:generator>
    <dc:date>2018-11-21T10:25:21.900995935</dc:date>
    <meta:document-statistic meta:table-count="1" meta:cell-count="48" meta:object-count="0"/>
  </office:meta>
</office:document-meta>
</file>